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P3" style:family="paragraph">
      <style:paragraph-properties fo:text-align="center"/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xml:id="id1" draw:id="id1" draw:layer="layout" svg:width="7.2cm" svg:height="2.6cm" svg:x="1.4cm" svg:y="4.2cm">
          <text:p text:style-name="P1">Comentário</text:p>
          <text:p text:style-name="P1"><text:span text:style-name="T1">AccTra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5.6cm" svg:height="2.8cm" svg:x="2.2cm" svg:y="11.8cm">
          <text:p text:style-name="P1"><text:span text:style-name="T1">Parser</text:span></text:p>
          <text:p text:style-name="P1"><text:span text:style-name="T1">(Regex match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7" draw:id="id7" draw:layer="layout" svg:width="6.4cm" svg:height="2.8cm" svg:x="20cm" svg:y="12.4cm">
          <text:p text:style-name="P3"><text:span text:style-name="T2">Ontologia</text:span></text:p>
          <text:p text:style-name="P3"><text:span text:style-name="T2">(Arquivo .owl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6" draw:id="id6" draw:layer="layout" svg:width="6.4cm" svg:height="2.8cm" svg:x="20cm" svg:y="8.4cm">
          <text:p text:style-name="P3"><text:span text:style-name="T2">Modelo UML</text:span></text:p>
          <text:p text:style-name="P3"><text:span text:style-name="T2">(Arquivo .uml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5" draw:id="id5" draw:layer="layout" svg:width="6.4cm" svg:height="2.8cm" svg:x="20cm" svg:y="4.4cm">
          <text:p text:style-name="P3"><text:span text:style-name="T2">Requisito</text:span></text:p>
          <text:p text:style-name="P3"><text:span text:style-name="T2">(Arquivo .requir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6cm" svg:height="2.8cm" svg:x="11.4cm" svg:y="10.2cm">
          <text:p text:style-name="P1"><text:span text:style-name="T2">Associação</text:span></text:p>
          <text:p text:style-name="P1"><text:span text:style-name="T2">(Referência ao</text:span></text:p>
          <text:p text:style-name="P1"><text:span text:style-name="T2">Modelo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6cm" svg:height="2.8cm" svg:x="11.4cm" svg:y="4.2cm">
          <text:p text:style-name="P1"><text:span text:style-name="T2">Modelo</text:span><text:span text:style-name="T1"> AccTrace</text:span></text:p>
          <text:p text:style-name="P1"><text:span text:style-name="T2">(Arquivo .acctrace)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5cm" svg:y1="6.8cm" svg:x2="5cm" svg:y2="11.8cm" draw:start-shape="id1" draw:start-glue-point="8" draw:end-shape="id2" svg:d="m5000 6800v5000" svg:viewBox="0 0 1 5001">
          <text:p/>
        </draw:connector>
        <draw:connector draw:style-name="gr2" draw:text-style-name="P1" draw:layer="layout" draw:type="curve" svg:x1="7.8cm" svg:y1="13.2cm" svg:x2="11.4cm" svg:y2="5.6cm" draw:start-shape="id2" draw:start-glue-point="1" draw:end-shape="id3" svg:d="m7800 13200c2700 0 900-7600 3600-7600" svg:viewBox="0 0 3601 7601">
          <text:p/>
        </draw:connector>
        <draw:connector draw:style-name="gr2" draw:text-style-name="P1" draw:layer="layout" draw:type="curve" svg:x1="7.8cm" svg:y1="13.2cm" svg:x2="11.4cm" svg:y2="11.6cm" draw:start-shape="id2" draw:start-glue-point="1" draw:end-shape="id4" draw:end-glue-point="3" svg:d="m7800 13200c2700 0 900-1600 3600-1600" svg:viewBox="0 0 3601 1601">
          <text:p/>
        </draw:connector>
        <draw:connector draw:style-name="gr2" draw:text-style-name="P1" draw:layer="layout" draw:type="curve" svg:x1="14.2cm" svg:y1="7cm" svg:x2="14.2cm" svg:y2="10.2cm" draw:start-shape="id3" draw:start-glue-point="2" draw:end-shape="id4" draw:end-glue-point="0" svg:d="m14200 7000v3200" svg:viewBox="0 0 1 3201">
          <text:p/>
        </draw:connector>
        <draw:connector draw:style-name="gr2" draw:text-style-name="P1" draw:layer="layout" draw:type="curve" svg:x1="17cm" svg:y1="11.6cm" svg:x2="20cm" svg:y2="5.8cm" draw:start-shape="id4" draw:start-glue-point="1" draw:end-shape="id5" draw:end-glue-point="3" svg:d="m17000 11600c2250 0 750-5800 3000-5800" svg:viewBox="0 0 3001 5801">
          <text:p/>
        </draw:connector>
        <draw:connector draw:style-name="gr2" draw:text-style-name="P1" draw:layer="layout" draw:type="curve" svg:x1="17cm" svg:y1="11.6cm" svg:x2="20cm" svg:y2="9.8cm" draw:start-shape="id4" draw:start-glue-point="1" draw:end-shape="id6" svg:d="m17000 11600c2250 0 750-1800 3000-1800" svg:viewBox="0 0 3001 1801">
          <text:p/>
        </draw:connector>
        <draw:connector draw:style-name="gr2" draw:text-style-name="P1" draw:layer="layout" draw:type="curve" svg:x1="17cm" svg:y1="11.6cm" svg:x2="20cm" svg:y2="13.8cm" draw:start-shape="id4" draw:start-glue-point="1" draw:end-shape="id7" draw:end-glue-point="3" svg:d="m17000 11600c2250 0 750 2200 3000 2200" svg:viewBox="0 0 3001 2201">
          <text:p/>
        </draw:connecto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8T16:23:50.52</meta:creation-date>
    <dc:date>2013-09-28T16:30:36.01</dc:date>
    <meta:editing-duration>P0D</meta:editing-duration>
    <meta:editing-cycles>1</meta:editing-cycles>
    <meta:document-statistic meta:object-count="37"/>
    <meta:generator>LibreOffice/4.0.3.3$Windows_x86 LibreOffice_project/0eaa50a932c8f2199a615e1eb30f7ac74279539</meta:generator>
  </office:meta>
</office:document-meta>
</file>